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c9e2e" officeooo:paragraph-rsid="001c9e2e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c9e2e" officeooo:paragraph-rsid="001c9e2e" style:font-size-asian="12.25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e32a2" officeooo:paragraph-rsid="001e32a2" style:font-size-asian="12.25pt" style:font-size-complex="14pt"/>
    </style:style>
    <style:style style:name="T1" style:family="text">
      <style:text-properties officeooo:rsid="001e3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ЗЫВ</text:p>
      <text:p text:style-name="P1">К производственной практике студента группы М18-519 Попцова П. А.</text:p>
      <text:p text:style-name="P1"/>
      <text:p text:style-name="P2">Работа Попцова П. А. В рамках производственной практике посвещена исследованию взаимосвязи уравнений из иерархии уравнений Кортевега – де Вриза (КдВ) и построению оператора, позволяющего связать два соседних уравнения из иерархии КдВ, записанных в переменных бегущей волны.</text:p>
      <text:p text:style-name="P2"/>
      <text:p text:style-name="P2"><text:tab/>В работе используется система компьютерной алгебры Wolfram Mathematica. <text:span text:style-name="T1">Кроме того, тематика работы является стартовой и новой для студента Попцова П. А.</text:span></text:p>
      <text:p text:style-name="P2"/>
      <text:p text:style-name="P3"><text:tab/>Считаю, что работа в рамках производственной практики, студента Попцова П. А. Заслуживает оценки «хорошо» («B» по ECTS).</text:p>
      <text:p text:style-name="P3"/>
      <text:p text:style-name="P3"/>
      <text:p text:style-name="P3">Заведующий кафедрой 31</text:p>
      <text:p text:style-name="P3">д.ф.м, профессор <text:tab/><text:tab/><text:tab/><text:tab/><text:tab/><text:tab/><text:tab/><text:tab/>Кудряшов Н .А.</text:p>
      <text:p text:style-name="P3"/>
      <text:p text:style-name="P3">29.12.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12:40.851911107</meta:creation-date>
    <dc:date>2018-12-29T12:39:03.993274438</dc:date>
    <meta:editing-duration>PT11M12S</meta:editing-duration>
    <meta:editing-cycles>1</meta:editing-cycles>
    <meta:document-statistic meta:table-count="0" meta:image-count="0" meta:object-count="0" meta:page-count="1" meta:paragraph-count="8" meta:word-count="92" meta:character-count="689" meta:non-whitespace-character-count="594"/>
    <meta:generator>LibreOffice/4.2.8.2$Linux_X86_64 LibreOffice_project/420m0$Build-2</meta:generator>
  </office:meta>
</office:document-meta>
</file>